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22.64pt"/>
    </style:style>
    <style:style style:name="co3" style:family="table-column">
      <style:table-column-properties fo:break-before="auto" style:column-width="357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eroplane, bicycle, bird, boat, bottle, bus, car, cat, chair, cow, diningtable, dog, horse, motorbike, person, pottedplant, sheep, sofa, train, tvmonito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eroplane</text:p>
          </table:table-cell>
          <table:table-cell office:value-type="string" calcext:value-type="string">
            <text:p>VOC2007/JPEGImages/008481, VOC2007/JPEGImages/003843</text:p>
          </table:table-cell>
          <table:table-cell office:value-type="string" calcext:value-type="string">
            <text:p>VOC2007/JPEGImages/000600, VOC2007/JPEGImages/005376, VOC2007/JPEGImages/008986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orse</text:p>
          </table:table-cell>
          <table:table-cell office:value-type="string" calcext:value-type="string">
            <text:p>VOC2007/JPEGImages/001508, VOC2007/JPEGImages/009843</text:p>
          </table:table-cell>
          <table:table-cell office:value-type="string" calcext:value-type="string">
            <text:p>VOC2007/JPEGImages/003222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at</text:p>
          </table:table-cell>
          <table:table-cell office:value-type="string" calcext:value-type="string">
            <text:p>VOC2007/JPEGImages/001503, VOC2007/JPEGImages/008020 <text:s/></text:p>
          </table:table-cell>
          <table:table-cell table:style-name="ce1" office:value-type="string" calcext:value-type="string">
            <text:p>VOC2007/JPEGImages/000529, VOC2007/JPEGImages/001141,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cycle</text:p>
          </table:table-cell>
          <table:table-cell office:value-type="string" calcext:value-type="string">
            <text:p>VOC2007/JPEGImages/008761, VOC2007/JPEGImages/00365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rd</text:p>
          </table:table-cell>
          <table:table-cell office:value-type="string" calcext:value-type="string">
            <text:p>VOC2007/JPEGImages/005162, VOC2007/JPEGImages/001984, VOC2007/JPEGImages/008652, VOC2007/JPEGImages/007444</text:p>
          </table:table-cell>
          <table:table-cell office:value-type="string" calcext:value-type="string">
            <text:p>VOC2007/JPEGImages/001006, VOC2007/JPEGImages/002075, VOC2007/JPEGImages/002892, VOC2007/JPEGImages/004373, VOC2007/JPEGImages/007000, VOC2007/JPEGImages/007512,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VOC2007/JPEGImages/001208, VOC2007/JPEGImages/009040, </text:p>
          </table:table-cell>
          <table:table-cell office:value-type="string" calcext:value-type="string">
            <text:p>VOC2007/JPEGImages/000893, VOC2007/JPEGImages/001407, VOC2007/JPEGImages/003076, VOC2007/JPEGImages/005936, VOC2007/JPEGImages/007778,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s</text:p>
          </table:table-cell>
          <table:table-cell office:value-type="string" calcext:value-type="string">
            <text:p>VOC2007/JPEGImages/000488, VOC2007/JPEGImages/000893</text:p>
          </table:table-cell>
          <table:table-cell office:value-type="string" calcext:value-type="string">
            <text:p>VOC2007/JPEGImages/008212,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VOC2007/JPEGImages/004899, </text:p>
          </table:table-cell>
          <table:table-cell office:value-type="string" calcext:value-type="string">
            <text:p>VOC2007/JPEGImages/001616,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VOC2007/JPEGImages/004877, VOC2007/JPEGImages/002075, VOC2007/JPEGImages/001278</text:p>
          </table:table-cell>
          <table:table-cell office:value-type="string" calcext:value-type="string">
            <text:p>VOC2007/JPEGImages/000517, VOC2007/JPEGImages/001075, VOC2007/JPEGImages/001313, VOC2007/JPEGImages/001462, VOC2007/JPEGImages/005538, VOC2007/JPEGImages/009352,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VOC2007/JPEGImages/007420, VOC2007/JPEGImages/002013, VOC2007/JPEGImages/007574, VOC2007/JPEGImages/005926</text:p>
          </table:table-cell>
          <table:table-cell office:value-type="string" calcext:value-type="string">
            <text:p>VOC2007/JPEGImages/001957, VOC2007/JPEGImages/002928,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w</text:p>
          </table:table-cell>
          <table:table-cell office:value-type="string" calcext:value-type="string">
            <text:p>VOC2007/JPEGImages/004646, VOC2007/JPEGImages/007265, VOC2007/JPEGImages/008637, VOC2007/JPEGImages/007703,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ningtable</text:p>
          </table:table-cell>
          <table:table-cell office:value-type="string" calcext:value-type="string">
            <text:p>VOC2007/JPEGImages/004546, VOC2007/JPEGImages/001666, VOC2007/JPEGImages/00263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og</text:p>
          </table:table-cell>
          <table:table-cell office:value-type="string" calcext:value-type="string">
            <text:p>VOC2007/JPEGImages/003411, VOC2007/JPEGImages/005444, VOC2007/JPEGImages/004798, VOC2007/JPEGImages/009352, VOC2007/JPEGImages/004772, VOC2007/JPEGImages/001973, VOC2007/JPEGImages/007634, VOC2007/JPEGImages/00794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torbike</text:p>
          </table:table-cell>
          <table:table-cell office:value-type="string" calcext:value-type="string">
            <text:p>VOC2007/JPEGImages/007866, VOC2007/JPEGImages/008734, VOC2007/JPEGImages/005294, VOC2007/JPEGImages/004920, VOC2007/JPEGImages/009344, VOC2007/JPEGImages/00170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VOC2007/JPEGImages/003805, VOC2007/JPEGImages/009689, VOC2007/JPEGImages/00075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ttedplant</text:p>
          </table:table-cell>
          <table:table-cell office:value-type="string" calcext:value-type="string">
            <text:p>VOC2007/JPEGImages/005891, VOC2007/JPEGImages/00146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heep</text:p>
          </table:table-cell>
          <table:table-cell office:value-type="string" calcext:value-type="string">
            <text:p>VOC2007/JPEGImages/001306, VOC2007/JPEGImages/00545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fa</text:p>
          </table:table-cell>
          <table:table-cell office:value-type="string" calcext:value-type="string">
            <text:p>VOC2007/JPEGImages/005934, VOC2007/JPEGImages/00652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VOC2007/JPEGImages/001773, VOC2007/JPEGImages/009235, VOC2007/JPEGImages/003342, VOC2007/JPEGImages/00357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vmonitor</text:p>
          </table:table-cell>
          <table:table-cell office:value-type="string" calcext:value-type="string">
            <text:p>VOC2007/JPEGImages/007549, VOC2007/JPEGImages/006633, VOC2007/JPEGImages/0077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10:29:28.593420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2T13:20:38.432252976</meta:creation-date>
    <dc:date>2020-06-06T04:12:50.930802782</dc:date>
    <meta:editing-duration>P1DT2H50M42S</meta:editing-duration>
    <meta:editing-cycles>6</meta:editing-cycles>
    <meta:generator>LibreOffice/6.0.7.3$Linux_X86_64 LibreOffice_project/00m0$Build-3</meta:generator>
    <meta:document-statistic meta:table-count="1" meta:cell-count="53" meta:object-count="0"/>
  </office:meta>
</office:document-meta>
</file>